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_brut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ep</text:p>
          </table:table-cell>
          <table:table-cell office:value-type="string">
            <text:p>ID</text:p>
          </table:table-cell>
          <table:table-cell office:value-type="string">
            <text:p>pos_X</text:p>
          </table:table-cell>
          <table:table-cell office:value-type="string">
            <text:p>pos_Y</text:p>
          </table:table-cell>
          <table:table-cell office:value-type="string">
            <text:p>Angle</text:p>
          </table:table-cell>
          <table:table-cell office:value-type="string">
            <text:p>Opinion</text:p>
          </table:table-cell>
          <table:table-cell office:value-type="string">
            <text:p>Puissance</text:p>
          </table:table-cell>
          <table:table-cell office:value-type="string">
            <text:p>etat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5</text:p>
          </table:table-cell>
          <table:table-cell office:value="-0.20390931516886" office:value-type="float"/>
          <table:table-cell office:value="0.1352113019675" office:value-type="float"/>
          <table:table-cell office:value="-43.626112543094" office:value-type="float"/>
          <table:table-cell office:value="85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3914</text:p>
          </table:table-cell>
          <table:table-cell office:value="1.1689188331366" office:value-type="float"/>
          <table:table-cell office:value="0.0075476919300854" office:value-type="float"/>
          <table:table-cell office:value="-1.9429717094276" office:value-type="float"/>
          <table:table-cell office:value="5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3925</text:p>
          </table:table-cell>
          <table:table-cell office:value="2.7293357253075" office:value-type="float"/>
          <table:table-cell office:value="0.093189384788275" office:value-type="float"/>
          <table:table-cell office:value="-26.091736593064" office:value-type="float"/>
          <table:table-cell office:value="2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3936</text:p>
          </table:table-cell>
          <table:table-cell office:value="4.2423206567764" office:value-type="float"/>
          <table:table-cell office:value="0.070222555659711" office:value-type="float"/>
          <table:table-cell office:value="-20.330020196878" office:value-type="float"/>
          <table:table-cell office:value="85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3947</text:p>
          </table:table-cell>
          <table:table-cell office:value="5.8039683103561" office:value-type="float"/>
          <table:table-cell office:value="0.094077391549945" office:value-type="float"/>
          <table:table-cell office:value="-31.351227289552" office:value-type="float"/>
          <table:table-cell office:value="3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3958</text:p>
          </table:table-cell>
          <table:table-cell office:value="7.2284269332886" office:value-type="float"/>
          <table:table-cell office:value="-0.069053387269378" office:value-type="float"/>
          <table:table-cell office:value="19.339113098801" office:value-type="float"/>
          <table:table-cell office:value="1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3969</text:p>
          </table:table-cell>
          <table:table-cell office:value="8.7017488479614" office:value-type="float"/>
          <table:table-cell office:value="0.06598680280149" office:value-type="float"/>
          <table:table-cell office:value="-17.472553594857" office:value-type="float"/>
          <table:table-cell office:value="5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3980</text:p>
          </table:table-cell>
          <table:table-cell office:value="-0.24278353899717" office:value-type="float"/>
          <table:table-cell office:value="1.6149333119392" office:value-type="float"/>
          <table:table-cell office:value="-33.916662832734" office:value-type="float"/>
          <table:table-cell office:value="8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3991</text:p>
          </table:table-cell>
          <table:table-cell office:value="1.3362970948219" office:value-type="float"/>
          <table:table-cell office:value="1.461194306612" office:value-type="float"/>
          <table:table-cell office:value="15.191462958694" office:value-type="float"/>
          <table:table-cell office:value="9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02</text:p>
          </table:table-cell>
          <table:table-cell office:value="2.831808924675" office:value-type="float"/>
          <table:table-cell office:value="1.5664665400982" office:value-type="float"/>
          <table:table-cell office:value="-24.791186402558" office:value-type="float"/>
          <table:table-cell office:value="8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13</text:p>
          </table:table-cell>
          <table:table-cell office:value="4.1968360543251" office:value-type="float"/>
          <table:table-cell office:value="1.4416566491127" office:value-type="float"/>
          <table:table-cell office:value="14.935011317016" office:value-type="float"/>
          <table:table-cell office:value="2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24</text:p>
          </table:table-cell>
          <table:table-cell office:value="5.7218825817108" office:value-type="float"/>
          <table:table-cell office:value="1.412982493639" office:value-type="float"/>
          <table:table-cell office:value="23.755800761994" office:value-type="float"/>
          <table:table-cell office:value="2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35</text:p>
          </table:table-cell>
          <table:table-cell office:value="7.2345149517059" office:value-type="float"/>
          <table:table-cell office:value="1.5251889824867" office:value-type="float"/>
          <table:table-cell office:value="-7.1566077364478" office:value-type="float"/>
          <table:table-cell office:value="7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46</text:p>
          </table:table-cell>
          <table:table-cell office:value="8.767501115799" office:value-type="float"/>
          <table:table-cell office:value="1.5143613517284" office:value-type="float"/>
          <table:table-cell office:value="-4.5284102107309" office:value-type="float"/>
          <table:table-cell office:value="5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57</text:p>
          </table:table-cell>
          <table:table-cell office:value="-0.24751579388976" office:value-type="float"/>
          <table:table-cell office:value="3.0448967218399" office:value-type="float"/>
          <table:table-cell office:value="-13.653033288421" office:value-type="float"/>
          <table:table-cell office:value="10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68</text:p>
          </table:table-cell>
          <table:table-cell office:value="1.3623860478401" office:value-type="float"/>
          <table:table-cell office:value="3.0106899142265" office:value-type="float"/>
          <table:table-cell office:value="-4.4132618672529" office:value-type="float"/>
          <table:table-cell office:value="4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79</text:p>
          </table:table-cell>
          <table:table-cell office:value="2.7059710025787" office:value-type="float"/>
          <table:table-cell office:value="3.0036398768425" office:value-type="float"/>
          <table:table-cell office:value="-0.95817058756473" office:value-type="float"/>
          <table:table-cell office:value="15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090</text:p>
          </table:table-cell>
          <table:table-cell office:value="4.2004641890526" office:value-type="float"/>
          <table:table-cell office:value="2.9742667078972" office:value-type="float"/>
          <table:table-cell office:value="6.761799382556" office:value-type="float"/>
          <table:table-cell office:value="4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01</text:p>
          </table:table-cell>
          <table:table-cell office:value="5.7492053508759" office:value-type="float"/>
          <table:table-cell office:value="3.0474603176117" office:value-type="float"/>
          <table:table-cell office:value="-14.239025913226" office:value-type="float"/>
          <table:table-cell office:value="6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12</text:p>
          </table:table-cell>
          <table:table-cell office:value="7.1626144647598" office:value-type="float"/>
          <table:table-cell office:value="2.9808419942856" office:value-type="float"/>
          <table:table-cell office:value="4.7143214637307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23</text:p>
          </table:table-cell>
          <table:table-cell office:value="8.8201934099197" office:value-type="float"/>
          <table:table-cell office:value="2.9987442493439" office:value-type="float"/>
          <table:table-cell office:value="0.34034218650999" office:value-type="float"/>
          <table:table-cell office:value="9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34</text:p>
          </table:table-cell>
          <table:table-cell office:value="-0.19106646999717" office:value-type="float"/>
          <table:table-cell office:value="4.54998254776" office:value-type="float"/>
          <table:table-cell office:value="-17.401116289151" office:value-type="float"/>
          <table:table-cell office:value="14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45</text:p>
          </table:table-cell>
          <table:table-cell office:value="1.2198200076818" office:value-type="float"/>
          <table:table-cell office:value="4.4166097044945" office:value-type="float"/>
          <table:table-cell office:value="22.391236321941" office:value-type="float"/>
          <table:table-cell office:value="86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56</text:p>
          </table:table-cell>
          <table:table-cell office:value="2.7634835243225" office:value-type="float"/>
          <table:table-cell office:value="4.4404110312462" office:value-type="float"/>
          <table:table-cell office:value="18.074316583621" office:value-type="float"/>
          <table:table-cell office:value="7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67</text:p>
          </table:table-cell>
          <table:table-cell office:value="4.278866648674" office:value-type="float"/>
          <table:table-cell office:value="4.3723639845848" office:value-type="float"/>
          <table:table-cell office:value="39.629296512361" office:value-type="float"/>
          <table:table-cell office:value="8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78</text:p>
          </table:table-cell>
          <table:table-cell office:value="5.6536883115768" office:value-type="float"/>
          <table:table-cell office:value="4.5004147291183" office:value-type="float"/>
          <table:table-cell office:value="-0.027683999717153" office:value-type="float"/>
          <table:table-cell office:value="7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189</text:p>
          </table:table-cell>
          <table:table-cell office:value="7.2242760658264" office:value-type="float"/>
          <table:table-cell office:value="4.4102144241333" office:value-type="float"/>
          <table:table-cell office:value="24.505657565062" office:value-type="float"/>
          <table:table-cell office:value="4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00</text:p>
          </table:table-cell>
          <table:table-cell office:value="8.6531668901443" office:value-type="float"/>
          <table:table-cell office:value="4.5005503296852" office:value-type="float"/>
          <table:table-cell office:value="-0.0055228262397484" office:value-type="float"/>
          <table:table-cell office:value="2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11</text:p>
          </table:table-cell>
          <table:table-cell office:value="-0.33339694142342" office:value-type="float"/>
          <table:table-cell office:value="6.0250467061996" office:value-type="float"/>
          <table:table-cell office:value="-6.1699011997812" office:value-type="float"/>
          <table:table-cell office:value="3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22</text:p>
          </table:table-cell>
          <table:table-cell office:value="1.1561264097691" office:value-type="float"/>
          <table:table-cell office:value="5.9974837303162" office:value-type="float"/>
          <table:table-cell office:value="0.70905449924765" office:value-type="float"/>
          <table:table-cell office:value="1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33</text:p>
          </table:table-cell>
          <table:table-cell office:value="2.777293920517" office:value-type="float"/>
          <table:table-cell office:value="6.1263620853424" office:value-type="float"/>
          <table:table-cell office:value="-38.087409013396" office:value-type="float"/>
          <table:table-cell office:value="4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44</text:p>
          </table:table-cell>
          <table:table-cell office:value="4.2724508047104" office:value-type="float"/>
          <table:table-cell office:value="5.9346741437912" office:value-type="float"/>
          <table:table-cell office:value="20.401098735773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55</text:p>
          </table:table-cell>
          <table:table-cell office:value="5.664941072464" office:value-type="float"/>
          <table:table-cell office:value="5.9861081838608" office:value-type="float"/>
          <table:table-cell office:value="3.4374780715651" office:value-type="float"/>
          <table:table-cell office:value="7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66</text:p>
          </table:table-cell>
          <table:table-cell office:value="7.2207742929459" office:value-type="float"/>
          <table:table-cell office:value="6.0147249698639" office:value-type="float"/>
          <table:table-cell office:value="-4.1369849424453" office:value-type="float"/>
          <table:table-cell office:value="64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77</text:p>
          </table:table-cell>
          <table:table-cell office:value="8.7632286548615" office:value-type="float"/>
          <table:table-cell office:value="5.9747689962387" office:value-type="float"/>
          <table:table-cell office:value="7.7699529137581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88</text:p>
          </table:table-cell>
          <table:table-cell office:value="-0.34298069775105" office:value-type="float"/>
          <table:table-cell office:value="7.4999958276749" office:value-type="float"/>
          <table:table-cell office:value="0.011209236397883" office:value-type="float"/>
          <table:table-cell office:value="7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299</text:p>
          </table:table-cell>
          <table:table-cell office:value="1.2186423689127" office:value-type="float"/>
          <table:table-cell office:value="7.4168491363525" office:value-type="float"/>
          <table:table-cell office:value="22.518408905928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10</text:p>
          </table:table-cell>
          <table:table-cell office:value="2.6555243134499" office:value-type="float"/>
          <table:table-cell office:value="7.5000393390656" office:value-type="float"/>
          <table:table-cell office:value="-0.011812227075196" office:value-type="float"/>
          <table:table-cell office:value="9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21</text:p>
          </table:table-cell>
          <table:table-cell office:value="4.2804265022278" office:value-type="float"/>
          <table:table-cell office:value="7.5568717718124" office:value-type="float"/>
          <table:table-cell office:value="-18.364748567533" office:value-type="float"/>
          <table:table-cell office:value="54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32</text:p>
          </table:table-cell>
          <table:table-cell office:value="5.6578058004379" office:value-type="float"/>
          <table:table-cell office:value="7.5063568353653" office:value-type="float"/>
          <table:table-cell office:value="-1.6275447834829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43</text:p>
          </table:table-cell>
          <table:table-cell office:value="7.1689689159393" office:value-type="float"/>
          <table:table-cell office:value="7.4805825948715" office:value-type="float"/>
          <table:table-cell office:value="4.712708721495" office:value-type="float"/>
          <table:table-cell office:value="46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54</text:p>
          </table:table-cell>
          <table:table-cell office:value="8.7333977222443" office:value-type="float"/>
          <table:table-cell office:value="7.5573897361755" office:value-type="float"/>
          <table:table-cell office:value="-16.457371650987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65</text:p>
          </table:table-cell>
          <table:table-cell office:value="-0.30542213469744" office:value-type="float"/>
          <table:table-cell office:value="8.9431250095367" office:value-type="float"/>
          <table:table-cell office:value="14.390334961521" office:value-type="float"/>
          <table:table-cell office:value="7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76</text:p>
          </table:table-cell>
          <table:table-cell office:value="1.2275072187185" office:value-type="float"/>
          <table:table-cell office:value="8.9952677488327" office:value-type="float"/>
          <table:table-cell office:value="1.3839869647269" office:value-type="float"/>
          <table:table-cell office:value="1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87</text:p>
          </table:table-cell>
          <table:table-cell office:value="2.725465297699" office:value-type="float"/>
          <table:table-cell office:value="8.9122068881989" office:value-type="float"/>
          <table:table-cell office:value="24.165321117753" office:value-type="float"/>
          <table:table-cell office:value="9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398</text:p>
          </table:table-cell>
          <table:table-cell office:value="4.229040145874" office:value-type="float"/>
          <table:table-cell office:value="8.9065456390381" office:value-type="float"/>
          <table:table-cell office:value="26.057359898926" office:value-type="float"/>
          <table:table-cell office:value="16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09</text:p>
          </table:table-cell>
          <table:table-cell office:value="5.7558172941208" office:value-type="float"/>
          <table:table-cell office:value="9.065465927124" office:value-type="float"/>
          <table:table-cell office:value="-19.397785139691" office:value-type="float"/>
          <table:table-cell office:value="5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20</text:p>
          </table:table-cell>
          <table:table-cell office:value="7.1929883956909" office:value-type="float"/>
          <table:table-cell office:value="8.9800471067429" office:value-type="float"/>
          <table:table-cell office:value="5.064421066433" office:value-type="float"/>
          <table:table-cell office:value="5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31</text:p>
          </table:table-cell>
          <table:table-cell office:value="8.7047755718231" office:value-type="float"/>
          <table:table-cell office:value="9.0023267269135" office:value-type="float"/>
          <table:table-cell office:value="-0.68003207943432" office:value-type="float"/>
          <table:table-cell office:value="6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42</text:p>
          </table:table-cell>
          <table:table-cell office:value="-0.1925653219223" office:value-type="float"/>
          <table:table-cell office:value="10.384813547134" office:value-type="float"/>
          <table:table-cell office:value="38.623871317335" office:value-type="float"/>
          <table:table-cell office:value="3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4453</text:p>
          </table:table-cell>
          <table:table-cell office:value="1.1547350883484" office:value-type="float"/>
          <table:table-cell office:value="10.499423742294" office:value-type="float"/>
          <table:table-cell office:value="-0.036216331690336" office:value-type="float"/>
          <table:table-cell office:value="5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5</text:p>
          </table:table-cell>
          <table:table-cell office:value="-0.19056852906942" office:value-type="float"/>
          <table:table-cell office:value="0.40714267641306" office:value-type="float"/>
          <table:table-cell office:value="-102.63904340708" office:value-type="float"/>
          <table:table-cell office:value="85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3914</text:p>
          </table:table-cell>
          <table:table-cell office:value="0.7888999581337" office:value-type="float"/>
          <table:table-cell office:value="0.033764694817364" office:value-type="float"/>
          <table:table-cell office:value="-4.6119264261738" office:value-type="float"/>
          <table:table-cell office:value="5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3925</text:p>
          </table:table-cell>
          <table:table-cell office:value="2.5417399406433" office:value-type="float"/>
          <table:table-cell office:value="0.35081014037132" office:value-type="float"/>
          <table:table-cell office:value="-61.473155477244" office:value-type="float"/>
          <table:table-cell office:value="2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3936</text:p>
          </table:table-cell>
          <table:table-cell office:value="4.0245071053505" office:value-type="float"/>
          <table:table-cell office:value="0.27123892679811" office:value-type="float"/>
          <table:table-cell office:value="-47.994781831268" office:value-type="float"/>
          <table:table-cell office:value="85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3947</text:p>
          </table:table-cell>
          <table:table-cell office:value="5.7173877954483" office:value-type="float"/>
          <table:table-cell office:value="0.31188622117043" office:value-type="float"/>
          <table:table-cell office:value="-73.128566620456" office:value-type="float"/>
          <table:table-cell office:value="3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3958</text:p>
          </table:table-cell>
          <table:table-cell office:value="6.9910007715225" office:value-type="float"/>
          <table:table-cell office:value="-0.27150485664606" office:value-type="float"/>
          <table:table-cell office:value="45.600481473716" office:value-type="float"/>
          <table:table-cell office:value="1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3969</text:p>
          </table:table-cell>
          <table:table-cell office:value="8.4219300746918" office:value-type="float"/>
          <table:table-cell office:value="0.26619100943208" office:value-type="float"/>
          <table:table-cell office:value="-41.035447151038" office:value-type="float"/>
          <table:table-cell office:value="5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3980</text:p>
          </table:table-cell>
          <table:table-cell office:value="-0.33919923007488" office:value-type="float"/>
          <table:table-cell office:value="1.8962641060352" office:value-type="float"/>
          <table:table-cell office:value="-79.691832991922" office:value-type="float"/>
          <table:table-cell office:value="8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3991</text:p>
          </table:table-cell>
          <table:table-cell office:value="1.2105987221003" office:value-type="float"/>
          <table:table-cell office:value="1.3651067018509" office:value-type="float"/>
          <table:table-cell office:value="35.623067123875" office:value-type="float"/>
          <table:table-cell office:value="9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02</text:p>
          </table:table-cell>
          <table:table-cell office:value="2.7342802286148" office:value-type="float"/>
          <table:table-cell office:value="1.721308529377" office:value-type="float"/>
          <table:table-cell office:value="-57.944140616496" office:value-type="float"/>
          <table:table-cell office:value="8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13</text:p>
          </table:table-cell>
          <table:table-cell office:value="3.8471606373787" office:value-type="float"/>
          <table:table-cell office:value="1.293328255415" office:value-type="float"/>
          <table:table-cell office:value="22.452154926434" office:value-type="float"/>
          <table:table-cell office:value="2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24</text:p>
          </table:table-cell>
          <table:table-cell office:value="5.5087077617645" office:value-type="float"/>
          <table:table-cell office:value="1.1665034294128" office:value-type="float"/>
          <table:table-cell office:value="55.948016749825" office:value-type="float"/>
          <table:table-cell office:value="2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35</text:p>
          </table:table-cell>
          <table:table-cell office:value="6.9495737552643" office:value-type="float"/>
          <table:table-cell office:value="1.600701212883" office:value-type="float"/>
          <table:table-cell office:value="-16.704399684432" office:value-type="float"/>
          <table:table-cell office:value="7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46</text:p>
          </table:table-cell>
          <table:table-cell office:value="8.5254669189453" office:value-type="float"/>
          <table:table-cell office:value="1.5559294819832" office:value-type="float"/>
          <table:table-cell office:value="-10.496401293263" office:value-type="float"/>
          <table:table-cell office:value="5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57</text:p>
          </table:table-cell>
          <table:table-cell office:value="-0.48459883779287" office:value-type="float"/>
          <table:table-cell office:value="3.1773480772972" office:value-type="float"/>
          <table:table-cell office:value="-32.291667856229" office:value-type="float"/>
          <table:table-cell office:value="10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68</text:p>
          </table:table-cell>
          <table:table-cell office:value="1.2510684132576" office:value-type="float"/>
          <table:table-cell office:value="3.0350112915039" office:value-type="float"/>
          <table:table-cell office:value="-10.332241559484" office:value-type="float"/>
          <table:table-cell office:value="4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79</text:p>
          </table:table-cell>
          <table:table-cell office:value="2.3759047687054" office:value-type="float"/>
          <table:table-cell office:value="3.0152222514153" office:value-type="float"/>
          <table:table-cell office:value="-2.3197879077523" office:value-type="float"/>
          <table:table-cell office:value="15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090</text:p>
          </table:table-cell>
          <table:table-cell office:value="3.870632648468" office:value-type="float"/>
          <table:table-cell office:value="2.8935638070107" office:value-type="float"/>
          <table:table-cell office:value="15.89158443129" office:value-type="float"/>
          <table:table-cell office:value="4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01</text:p>
          </table:table-cell>
          <table:table-cell office:value="5.508753657341" office:value-type="float"/>
          <table:table-cell office:value="3.1874603033066" office:value-type="float"/>
          <table:table-cell office:value="-33.335136000518" office:value-type="float"/>
          <table:table-cell office:value="6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12</text:p>
          </table:table-cell>
          <table:table-cell office:value="6.7833292484283" office:value-type="float"/>
          <table:table-cell office:value="2.9186880588531" office:value-type="float"/>
          <table:table-cell office:value="11.038967758227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23</text:p>
          </table:table-cell>
          <table:table-cell office:value="8.6432111263275" office:value-type="float"/>
          <table:table-cell office:value="2.9961901903152" office:value-type="float"/>
          <table:table-cell office:value="0.79102732336066" office:value-type="float"/>
          <table:table-cell office:value="9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34</text:p>
          </table:table-cell>
          <table:table-cell office:value="-0.3461167216301" office:value-type="float"/>
          <table:table-cell office:value="4.6792134642601" office:value-type="float"/>
          <table:table-cell office:value="-40.648894704831" office:value-type="float"/>
          <table:table-cell office:value="14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45</text:p>
          </table:table-cell>
          <table:table-cell office:value="0.99021963775158" office:value-type="float"/>
          <table:table-cell office:value="4.1795787215233" office:value-type="float"/>
          <table:table-cell office:value="52.356453458215" office:value-type="float"/>
          <table:table-cell office:value="86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56</text:p>
          </table:table-cell>
          <table:table-cell office:value="2.5586625933647" office:value-type="float"/>
          <table:table-cell office:value="4.2583426833153" office:value-type="float"/>
          <table:table-cell office:value="48.152700730949" office:value-type="float"/>
          <table:table-cell office:value="7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67</text:p>
          </table:table-cell>
          <table:table-cell office:value="4.2472305893898" office:value-type="float"/>
          <table:table-cell office:value="4.0917295217514" office:value-type="float"/>
          <table:table-cell office:value="93.149497250842" office:value-type="float"/>
          <table:table-cell office:value="8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78</text:p>
          </table:table-cell>
          <table:table-cell office:value="5.2552396059036" office:value-type="float"/>
          <table:table-cell office:value="4.5013326406479" office:value-type="float"/>
          <table:table-cell office:value="-0.08850149249741" office:value-type="float"/>
          <table:table-cell office:value="7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189</text:p>
          </table:table-cell>
          <table:table-cell office:value="7.0168352127075" office:value-type="float"/>
          <table:table-cell office:value="4.1606831550598" office:value-type="float"/>
          <table:table-cell office:value="57.192530981295" office:value-type="float"/>
          <table:table-cell office:value="4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00</text:p>
          </table:table-cell>
          <table:table-cell office:value="8.2550764083862" office:value-type="float"/>
          <table:table-cell office:value="4.5010858774185" office:value-type="float"/>
          <table:table-cell office:value="-0.062475502965557" office:value-type="float"/>
          <table:table-cell office:value="2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11</text:p>
          </table:table-cell>
          <table:table-cell office:value="-0.70583157241344" office:value-type="float"/>
          <table:table-cell office:value="6.1052268743515" office:value-type="float"/>
          <table:table-cell office:value="-14.394657247385" office:value-type="float"/>
          <table:table-cell office:value="3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22</text:p>
          </table:table-cell>
          <table:table-cell office:value="0.76083056628704" office:value-type="float"/>
          <table:table-cell office:value="5.9880274534225" office:value-type="float"/>
          <table:table-cell office:value="1.6422290236327" office:value-type="float"/>
          <table:table-cell office:value="1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33</text:p>
          </table:table-cell>
          <table:table-cell office:value="2.726137638092" office:value-type="float"/>
          <table:table-cell office:value="6.4099830389023" office:value-type="float"/>
          <table:table-cell office:value="-88.893846341759" office:value-type="float"/>
          <table:table-cell office:value="4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44</text:p>
          </table:table-cell>
          <table:table-cell office:value="3.9979189634323" office:value-type="float"/>
          <table:table-cell office:value="5.7975333929062" office:value-type="float"/>
          <table:table-cell office:value="24.523710369304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55</text:p>
          </table:table-cell>
          <table:table-cell office:value="5.2805632352829" office:value-type="float"/>
          <table:table-cell office:value="5.9404039382935" office:value-type="float"/>
          <table:table-cell office:value="8.0513935180227" office:value-type="float"/>
          <table:table-cell office:value="7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66</text:p>
          </table:table-cell>
          <table:table-cell office:value="6.9147115945816" office:value-type="float"/>
          <table:table-cell office:value="6.0604840517044" office:value-type="float"/>
          <table:table-cell office:value="-9.6704218607799" office:value-type="float"/>
          <table:table-cell office:value="64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77</text:p>
          </table:table-cell>
          <table:table-cell office:value="8.5168921947479" office:value-type="float"/>
          <table:table-cell office:value="5.9007036685944" office:value-type="float"/>
          <table:table-cell office:value="18.291220163843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88</text:p>
          </table:table-cell>
          <table:table-cell office:value="-0.74005879461765" office:value-type="float"/>
          <table:table-cell office:value="7.4997866153717" office:value-type="float"/>
          <table:table-cell office:value="0.084929200108786" office:value-type="float"/>
          <table:table-cell office:value="7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299</text:p>
          </table:table-cell>
          <table:table-cell office:value="0.9920334815979" office:value-type="float"/>
          <table:table-cell office:value="7.1792232990265" office:value-type="float"/>
          <table:table-cell office:value="52.86702988254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10</text:p>
          </table:table-cell>
          <table:table-cell office:value="2.2572541236877" office:value-type="float"/>
          <table:table-cell office:value="7.4995249509811" office:value-type="float"/>
          <table:table-cell office:value="0.012866735227026" office:value-type="float"/>
          <table:table-cell office:value="9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21</text:p>
          </table:table-cell>
          <table:table-cell office:value="4.0971899032593" office:value-type="float"/>
          <table:table-cell office:value="7.7114415168762" office:value-type="float"/>
          <table:table-cell office:value="-42.904550482513" office:value-type="float"/>
          <table:table-cell office:value="54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32</text:p>
          </table:table-cell>
          <table:table-cell office:value="5.2661269903183" office:value-type="float"/>
          <table:table-cell office:value="7.5286519527435" office:value-type="float"/>
          <table:table-cell office:value="-3.8428277631474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43</text:p>
          </table:table-cell>
          <table:table-cell office:value="6.7909234762192" office:value-type="float"/>
          <table:table-cell office:value="7.4183183908463" office:value-type="float"/>
          <table:table-cell office:value="11.001433916153" office:value-type="float"/>
          <table:table-cell office:value="46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54</text:p>
          </table:table-cell>
          <table:table-cell office:value="8.4850013256073" office:value-type="float"/>
          <table:table-cell office:value="7.7275896072388" office:value-type="float"/>
          <table:table-cell office:value="-38.78472868804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65</text:p>
          </table:table-cell>
          <table:table-cell office:value="-0.61496000736952" office:value-type="float"/>
          <table:table-cell office:value="8.771835565567" office:value-type="float"/>
          <table:table-cell office:value="33.461480004013" office:value-type="float"/>
          <table:table-cell office:value="7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76</text:p>
          </table:table-cell>
          <table:table-cell office:value="0.92870466411114" office:value-type="float"/>
          <table:table-cell office:value="8.9797085523605" office:value-type="float"/>
          <table:table-cell office:value="3.366495844475" office:value-type="float"/>
          <table:table-cell office:value="1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87</text:p>
          </table:table-cell>
          <table:table-cell office:value="2.5155007839203" office:value-type="float"/>
          <table:table-cell office:value="8.6643946170807" office:value-type="float"/>
          <table:table-cell office:value="56.791368183816" office:value-type="float"/>
          <table:table-cell office:value="9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398</text:p>
          </table:table-cell>
          <table:table-cell office:value="4.0391427278519" office:value-type="float"/>
          <table:table-cell office:value="8.6491072177887" office:value-type="float"/>
          <table:table-cell office:value="60.960481121282" office:value-type="float"/>
          <table:table-cell office:value="16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09</text:p>
          </table:table-cell>
          <table:table-cell office:value="5.5467289686203" office:value-type="float"/>
          <table:table-cell office:value="9.2494297027588" office:value-type="float"/>
          <table:table-cell office:value="-45.748689751716" office:value-type="float"/>
          <table:table-cell office:value="5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20</text:p>
          </table:table-cell>
          <table:table-cell office:value="6.8532407283783" office:value-type="float"/>
          <table:table-cell office:value="8.9183729887009" office:value-type="float"/>
          <table:table-cell office:value="11.853617847345" office:value-type="float"/>
          <table:table-cell office:value="5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31</text:p>
          </table:table-cell>
          <table:table-cell office:value="8.3801984786987" office:value-type="float"/>
          <table:table-cell office:value="9.0032213926315" office:value-type="float"/>
          <table:table-cell office:value="2.0285879920243" office:value-type="float"/>
          <table:table-cell office:value="6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42</text:p>
          </table:table-cell>
          <table:table-cell office:value="-0.21822979673743" office:value-type="float"/>
          <table:table-cell office:value="10.142517089844" office:value-type="float"/>
          <table:table-cell office:value="90.292756724509" office:value-type="float"/>
          <table:table-cell office:value="3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4453</text:p>
          </table:table-cell>
          <table:table-cell office:value="0.75801722705364" office:value-type="float"/>
          <table:table-cell office:value="10.499863624573" office:value-type="float"/>
          <table:table-cell office:value="-0.12107031823249" office:value-type="float"/>
          <table:table-cell office:value="5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5</text:p>
          </table:table-cell>
          <table:table-cell office:value="0.04684392362833" office:value-type="float"/>
          <table:table-cell office:value="0.53813569247723" office:value-type="float"/>
          <table:table-cell office:value="-160.53417989403" office:value-type="float"/>
          <table:table-cell office:value="85" office:value-type="float"/>
          <table:table-cell office:value="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3914</text:p>
          </table:table-cell>
          <table:table-cell office:value="0.41349109262228" office:value-type="float"/>
          <table:table-cell office:value="0.075665349140763" office:value-type="float"/>
          <table:table-cell office:value="-6.5809954313716" office:value-type="float"/>
          <table:table-cell office:value="59" office:value-type="float"/>
          <table:table-cell office:value="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3925</text:p>
          </table:table-cell>
          <table:table-cell office:value="2.5382682681084" office:value-type="float"/>
          <table:table-cell office:value="0.66994987428188" office:value-type="float"/>
          <table:table-cell office:value="-96.817665798649" office:value-type="float"/>
          <table:table-cell office:value="2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3936</text:p>
          </table:table-cell>
          <table:table-cell office:value="3.9258152246475" office:value-type="float"/>
          <table:table-cell office:value="0.55099409073591" office:value-type="float"/>
          <table:table-cell office:value="-75.647027629196" office:value-type="float"/>
          <table:table-cell office:value="85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3947</text:p>
          </table:table-cell>
          <table:table-cell office:value="5.684928894043" office:value-type="float"/>
          <table:table-cell office:value="0.52181057631969" office:value-type="float"/>
          <table:table-cell office:value="-65.176079986961" office:value-type="float"/>
          <table:table-cell office:value="37" office:value-type="float"/>
          <table:table-cell office:value="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3958</text:p>
          </table:table-cell>
          <table:table-cell office:value="6.8672150373459" office:value-type="float"/>
          <table:table-cell office:value="-0.55878181010485" office:value-type="float"/>
          <table:table-cell office:value="71.853837389855" office:value-type="float"/>
          <table:table-cell office:value="1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3969</text:p>
          </table:table-cell>
          <table:table-cell office:value="8.245775103569" office:value-type="float"/>
          <table:table-cell office:value="0.56194365024567" office:value-type="float"/>
          <table:table-cell office:value="-64.597030354154" office:value-type="float"/>
          <table:table-cell office:value="5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3980</text:p>
          </table:table-cell>
          <table:table-cell office:value="-0.2058844640851" office:value-type="float"/>
          <table:table-cell office:value="2.1631515026093" office:value-type="float"/>
          <table:table-cell office:value="-125.45531418673" office:value-type="float"/>
          <table:table-cell office:value="8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3991</text:p>
          </table:table-cell>
          <table:table-cell office:value="1.1266155540943" office:value-type="float"/>
          <table:table-cell office:value="1.2307242304087" office:value-type="float"/>
          <table:table-cell office:value="56.214665911" office:value-type="float"/>
          <table:table-cell office:value="9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02</text:p>
          </table:table-cell>
          <table:table-cell office:value="2.7373591065407" office:value-type="float"/>
          <table:table-cell office:value="1.9038009643555" office:value-type="float"/>
          <table:table-cell office:value="-91.092027676333" office:value-type="float"/>
          <table:table-cell office:value="8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13</text:p>
          </table:table-cell>
          <table:table-cell office:value="3.4804898500443" office:value-type="float"/>
          <table:table-cell office:value="1.1417254060507" office:value-type="float"/>
          <table:table-cell office:value="22.456521631046" office:value-type="float"/>
          <table:table-cell office:value="2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24</text:p>
          </table:table-cell>
          <table:table-cell office:value="5.5148142576218" office:value-type="float"/>
          <table:table-cell office:value="0.89824862778187" office:value-type="float"/>
          <table:table-cell office:value="110.07228854356" office:value-type="float"/>
          <table:table-cell office:value="23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35</text:p>
          </table:table-cell>
          <table:table-cell office:value="6.680628657341" office:value-type="float"/>
          <table:table-cell office:value="1.7224784195423" office:value-type="float"/>
          <table:table-cell office:value="-26.25416399567" office:value-type="float"/>
          <table:table-cell office:value="7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46</text:p>
          </table:table-cell>
          <table:table-cell office:value="8.2891273498535" office:value-type="float"/>
          <table:table-cell office:value="1.6219010949135" office:value-type="float"/>
          <table:table-cell office:value="-16.448891086943" office:value-type="float"/>
          <table:table-cell office:value="5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57</text:p>
          </table:table-cell>
          <table:table-cell office:value="-0.66705569624901" office:value-type="float"/>
          <table:table-cell office:value="3.3783164620399" office:value-type="float"/>
          <table:table-cell office:value="-50.921252958334" office:value-type="float"/>
          <table:table-cell office:value="10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68</text:p>
          </table:table-cell>
          <table:table-cell office:value="1.1424776166677" office:value-type="float"/>
          <table:table-cell office:value="3.0709499120712" office:value-type="float"/>
          <table:table-cell office:value="-16.305022178941" office:value-type="float"/>
          <table:table-cell office:value="4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79</text:p>
          </table:table-cell>
          <table:table-cell office:value="2.0462127029896" office:value-type="float"/>
          <table:table-cell office:value="3.0347192287445" office:value-type="float"/>
          <table:table-cell office:value="-3.6729081136406" office:value-type="float"/>
          <table:table-cell office:value="15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090</text:p>
          </table:table-cell>
          <table:table-cell office:value="3.5580995678902" office:value-type="float"/>
          <table:table-cell office:value="2.7613615989685" office:value-type="float"/>
          <table:table-cell office:value="24.962205416078" office:value-type="float"/>
          <table:table-cell office:value="4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01</text:p>
          </table:table-cell>
          <table:table-cell office:value="5.327068567276" office:value-type="float"/>
          <table:table-cell office:value="3.3976024389267" office:value-type="float"/>
          <table:table-cell office:value="-52.40768877564" office:value-type="float"/>
          <table:table-cell office:value="6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12</text:p>
          </table:table-cell>
          <table:table-cell office:value="6.4133679866791" office:value-type="float"/>
          <table:table-cell office:value="2.8152504563332" office:value-type="float"/>
          <table:table-cell office:value="17.361819364463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23</text:p>
          </table:table-cell>
          <table:table-cell office:value="8.4659898281097" office:value-type="float"/>
          <table:table-cell office:value="2.9922816157341" office:value-type="float"/>
          <table:table-cell office:value="1.2390439985854" office:value-type="float"/>
          <table:table-cell office:value="9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34</text:p>
          </table:table-cell>
          <table:table-cell office:value="-0.45889727771282" office:value-type="float"/>
          <table:table-cell office:value="4.8650616407394" office:value-type="float"/>
          <table:table-cell office:value="-56.465074894535" office:value-type="float"/>
          <table:table-cell office:value="14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45</text:p>
          </table:table-cell>
          <table:table-cell office:value="0.90955890715122" office:value-type="float"/>
          <table:table-cell office:value="3.858497440815" office:value-type="float"/>
          <table:table-cell office:value="82.341308806353" office:value-type="float"/>
          <table:table-cell office:value="86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56</text:p>
          </table:table-cell>
          <table:table-cell office:value="2.520415186882" office:value-type="float"/>
          <table:table-cell office:value="3.9570730924606" office:value-type="float"/>
          <table:table-cell office:value="91.206170191431" office:value-type="float"/>
          <table:table-cell office:value="7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67</text:p>
          </table:table-cell>
          <table:table-cell office:value="4.3930339813232" office:value-type="float"/>
          <table:table-cell office:value="3.8972464203835" office:value-type="float"/>
          <table:table-cell office:value="127.88194455918" office:value-type="float"/>
          <table:table-cell office:value="8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78</text:p>
          </table:table-cell>
          <table:table-cell office:value="4.8568162322044" office:value-type="float"/>
          <table:table-cell office:value="4.5018076896667" office:value-type="float"/>
          <table:table-cell office:value="-0.084068032966298" office:value-type="float"/>
          <table:table-cell office:value="7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189</text:p>
          </table:table-cell>
          <table:table-cell office:value="6.9766438007355" office:value-type="float"/>
          <table:table-cell office:value="3.8379526138306" office:value-type="float"/>
          <table:table-cell office:value="89.850940522115" office:value-type="float"/>
          <table:table-cell office:value="4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00</text:p>
          </table:table-cell>
          <table:table-cell office:value="7.8619986772537" office:value-type="float"/>
          <table:table-cell office:value="4.4973668456078" office:value-type="float"/>
          <table:table-cell office:value="2.1226098820282" office:value-type="float"/>
          <table:table-cell office:value="2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11</text:p>
          </table:table-cell>
          <table:table-cell office:value="-1.06290102005" office:value-type="float"/>
          <table:table-cell office:value="6.2373507022858" office:value-type="float"/>
          <table:table-cell office:value="-22.587459558135" office:value-type="float"/>
          <table:table-cell office:value="3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22</text:p>
          </table:table-cell>
          <table:table-cell office:value="0.36567132920027" office:value-type="float"/>
          <table:table-cell office:value="5.9723776578903" office:value-type="float"/>
          <table:table-cell office:value="2.5768016174341" office:value-type="float"/>
          <table:table-cell office:value="1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33</text:p>
          </table:table-cell>
          <table:table-cell office:value="2.912055850029" office:value-type="float"/>
          <table:table-cell office:value="6.6317713260651" office:value-type="float"/>
          <table:table-cell office:value="-139.15713121937" office:value-type="float"/>
          <table:table-cell office:value="49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44</text:p>
          </table:table-cell>
          <table:table-cell office:value="3.6995539069176" office:value-type="float"/>
          <table:table-cell office:value="5.6762039661407" office:value-type="float"/>
          <table:table-cell office:value="21.379650588248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55</text:p>
          </table:table-cell>
          <table:table-cell office:value="4.9007996916771" office:value-type="float"/>
          <table:table-cell office:value="5.8639991283417" office:value-type="float"/>
          <table:table-cell office:value="12.652075594398" office:value-type="float"/>
          <table:table-cell office:value="7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66</text:p>
          </table:table-cell>
          <table:table-cell office:value="6.6143453121185" office:value-type="float"/>
          <table:table-cell office:value="6.1361312866211" office:value-type="float"/>
          <table:table-cell office:value="-15.231361244894" office:value-type="float"/>
          <table:table-cell office:value="64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77</text:p>
          </table:table-cell>
          <table:table-cell office:value="8.2887589931488" office:value-type="float"/>
          <table:table-cell office:value="5.7820868492126" office:value-type="float"/>
          <table:table-cell office:value="28.932643544142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88</text:p>
          </table:table-cell>
          <table:table-cell office:value="-1.1375819146633" office:value-type="float"/>
          <table:table-cell office:value="7.4991792440414" office:value-type="float"/>
          <table:table-cell office:value="0.12082832414586" office:value-type="float"/>
          <table:table-cell office:value="7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299</text:p>
          </table:table-cell>
          <table:table-cell office:value="0.91645613312721" office:value-type="float"/>
          <table:table-cell office:value="6.8581038713455" office:value-type="float"/>
          <table:table-cell office:value="83.206271669667" office:value-type="float"/>
          <table:table-cell office:value="93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10</text:p>
          </table:table-cell>
          <table:table-cell office:value="1.8589720129967" office:value-type="float"/>
          <table:table-cell office:value="7.4989020824432" office:value-type="float"/>
          <table:table-cell office:value="0.078093858174742" office:value-type="float"/>
          <table:table-cell office:value="9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21</text:p>
          </table:table-cell>
          <table:table-cell office:value="3.9385402202606" office:value-type="float"/>
          <table:table-cell office:value="7.8620707988739" office:value-type="float"/>
          <table:table-cell office:value="-29.159889858999" office:value-type="float"/>
          <table:table-cell office:value="54" office:value-type="float"/>
          <table:table-cell office:value="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32</text:p>
          </table:table-cell>
          <table:table-cell office:value="4.8757642507553" office:value-type="float"/>
          <table:table-cell office:value="7.5660359859467" office:value-type="float"/>
          <table:table-cell office:value="-6.0596705242327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43</text:p>
          </table:table-cell>
          <table:table-cell office:value="6.4219039678574" office:value-type="float"/>
          <table:table-cell office:value="7.3149746656418" office:value-type="float"/>
          <table:table-cell office:value="17.329374885863" office:value-type="float"/>
          <table:table-cell office:value="46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54</text:p>
          </table:table-cell>
          <table:table-cell office:value="8.3192157745361" office:value-type="float"/>
          <table:table-cell office:value="7.97906935215" office:value-type="float"/>
          <table:table-cell office:value="-61.06073081873" office:value-type="float"/>
          <table:table-cell office:value="42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65</text:p>
          </table:table-cell>
          <table:table-cell office:value="-0.85086703300476" office:value-type="float"/>
          <table:table-cell office:value="8.5078591108322" office:value-type="float"/>
          <table:table-cell office:value="52.519870032171" office:value-type="float"/>
          <table:table-cell office:value="7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76</text:p>
          </table:table-cell>
          <table:table-cell office:value="0.6306229531765" office:value-type="float"/>
          <table:table-cell office:value="8.9537733793259" office:value-type="float"/>
          <table:table-cell office:value="5.297520832651" office:value-type="float"/>
          <table:table-cell office:value="1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87</text:p>
          </table:table-cell>
          <table:table-cell office:value="2.4724824726582" office:value-type="float"/>
          <table:table-cell office:value="8.342113494873" office:value-type="float"/>
          <table:table-cell office:value="89.402393170982" office:value-type="float"/>
          <table:table-cell office:value="98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398</text:p>
          </table:table-cell>
          <table:table-cell office:value="3.943667113781" office:value-type="float"/>
          <table:table-cell office:value="8.3934509754181" office:value-type="float"/>
          <table:table-cell office:value="53.904631335265" office:value-type="float"/>
          <table:table-cell office:value="16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09</text:p>
          </table:table-cell>
          <table:table-cell office:value="5.4405033588409" office:value-type="float"/>
          <table:table-cell office:value="9.5067584514618" office:value-type="float"/>
          <table:table-cell office:value="-72.090008456236" office:value-type="float"/>
          <table:table-cell office:value="5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20</text:p>
          </table:table-cell>
          <table:table-cell office:value="6.523272395134" office:value-type="float"/>
          <table:table-cell office:value="8.8167011737823" office:value-type="float"/>
          <table:table-cell office:value="18.670371763266" office:value-type="float"/>
          <table:table-cell office:value="57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31</text:p>
          </table:table-cell>
          <table:table-cell office:value="8.1378853321075" office:value-type="float"/>
          <table:table-cell office:value="8.8843697309494" office:value-type="float"/>
          <table:table-cell office:value="30.692244411274" office:value-type="float"/>
          <table:table-cell office:value="6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42</text:p>
          </table:table-cell>
          <table:table-cell office:value="-0.044924519024789" office:value-type="float"/>
          <table:table-cell office:value="9.9718368053436" office:value-type="float"/>
          <table:table-cell office:value="141.93293395316" office:value-type="float"/>
          <table:table-cell office:value="38" office:value-type="float"/>
          <table:table-cell office:value="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4453</text:p>
          </table:table-cell>
          <table:table-cell office:value="0.36089394241571" office:value-type="float"/>
          <table:table-cell office:value="10.500710010529" office:value-type="float"/>
          <table:table-cell office:value="-0.18173181985736" office:value-type="float"/>
          <table:table-cell office:value="58" office:value-type="float"/>
          <table:table-cell office:value="6" office:value-type="float"/>
          <table:table-cell office:value-type="string">
            <text:p> <text:s/>OK </text:p>
          </table:table-cell>
        </table:table-row>
      </table:table>
      <table:table table:name="analyse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ep</text:p>
          </table:table-cell>
          <table:table-cell office:value-type="string">
            <text:p>opinion_1</text:p>
          </table:table-cell>
          <table:table-cell office:value-type="string">
            <text:p>somme_1</text:p>
          </table:table-cell>
          <table:table-cell office:value-type="string">
            <text:p>opinion_2</text:p>
          </table:table-cell>
          <table:table-cell office:value-type="string">
            <text:p>somme_2</text:p>
          </table:table-cell>
          <table:table-cell office:value-type="string">
            <text:p>puissance_1</text:p>
          </table:table-cell>
          <table:table-cell office:value-type="string">
            <text:p>puissance_2</text:p>
          </table:table-cell>
          <table:table-cell office:value-type="string">
            <text:p>etat</text:p>
          </table:table-cell>
        </table:table-row>
        <table:table-row>
          <table:table-cell office:value="0" office:value-type="float"/>
          <table:table-cell office:value="10" office:value-type="float"/>
          <table:table-cell office:value="23" office:value-type="float"/>
          <table:table-cell office:value="11" office:value-type="float"/>
          <table:table-cell office:value="28" office:value-type="float"/>
          <table:table-cell office:value="0.0" office:value-type="float"/>
          <table:table-cell office:value="0.0" office:value-type="float"/>
          <table:table-cell office:value="0" office:value-type="float"/>
        </table:table-row>
        <table:table-row>
          <table:table-cell office:value="1" office:value-type="float"/>
          <table:table-cell office:value="10" office:value-type="float"/>
          <table:table-cell office:value="23" office:value-type="float"/>
          <table:table-cell office:value="11" office:value-type="float"/>
          <table:table-cell office:value="27" office:value-type="float"/>
          <table:table-cell office:value="0.0" office:value-type="float"/>
          <table:table-cell office:value="0.0" office:value-type="float"/>
          <table:table-cell office:value="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12T11:38:53.163924</meta:creation-date>
    <dc:date>2023-04-12T11:38:53.175884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